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horndale" svg:font-family="Thorndale" style:font-family-generic="roman"/>
    <style:font-face style:name="Lohit Kannada" svg:font-family="'Lohit Kannada'" style:font-pitch="variable"/>
    <style:font-face style:name="MS Gothic" svg:font-family="'MS Gothic'" style:font-pitch="variable"/>
    <style:font-face style:name="Phetsarath OT" svg:font-family="'Phetsarath OT'" style:font-pitch="variable"/>
    <style:font-face style:name="Tahoma" svg:font-family="Tahoma" style:font-pitch="variable"/>
    <style:font-face style:name="Yrsa SemiBold" svg:font-family="'Yrsa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7d1d5" draw:textarea-horizontal-align="justify" draw:textarea-vertical-align="middle" draw:auto-grow-height="false" fo:min-height="17.784cm" fo:min-width="17.915cm"/>
    </style:style>
    <style:style style:name="gr2" style:family="graphic" style:parent-style-name="standard">
      <style:graphic-properties draw:fill-color="#2a6099" draw:textarea-horizontal-align="justify" draw:textarea-vertical-align="middle" draw:auto-grow-height="false" fo:min-height="4.068cm" fo:min-width="7.628cm"/>
      <style:paragraph-properties style:writing-mode="lr-tb"/>
    </style:style>
    <style:style style:name="gr3" style:family="graphic" style:parent-style-name="standard">
      <style:graphic-properties draw:fill-color="#383d3c" draw:textarea-horizontal-align="justify" draw:textarea-vertical-align="middle" draw:auto-grow-height="false" fo:min-height="2.163cm" fo:min-width="15.3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683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6.973cm" fo:min-width="0cm"/>
    </style:style>
    <style:style style:name="gr6" style:family="graphic" style:parent-style-name="standard">
      <style:graphic-properties draw:fill-color="#bbe33d" draw:textarea-horizontal-align="justify" draw:textarea-vertical-align="middle" draw:auto-grow-height="false" fo:min-height="1.655cm" fo:min-width="3.564cm"/>
      <style:paragraph-properties style:writing-mode="lr-tb"/>
    </style:style>
    <style:style style:name="gr7" style:family="graphic" style:parent-style-name="standard">
      <style:graphic-properties draw:fill-color="#861141" draw:textarea-horizontal-align="justify" draw:textarea-vertical-align="middle" draw:auto-grow-height="false" fo:min-height="1.655cm" fo:min-width="3.564cm"/>
      <style:paragraph-properties style:writing-mode="lr-tb"/>
    </style:style>
    <style:style style:name="gr8" style:family="graphic" style:parent-style-name="standard">
      <style:graphic-properties draw:fill-color="#ff3838" draw:textarea-horizontal-align="justify" draw:textarea-vertical-align="middle" draw:auto-grow-height="false" fo:min-height="1.655cm" fo:min-width="2.42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73cm" fo:min-width="0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0.131cm" fo:min-width="0.516cm"/>
      <style:paragraph-properties style:writing-mode="lr-tb"/>
    </style:style>
    <style:style style:name="gr11" style:family="graphic" style:parent-style-name="standard">
      <style:graphic-properties draw:fill-color="#ff3838" draw:textarea-horizontal-align="justify" draw:textarea-vertical-align="middle" draw:auto-grow-height="false" fo:min-height="0.131cm" fo:min-width="0.516cm"/>
      <style:paragraph-properties style:writing-mode="lr-tb"/>
    </style:style>
    <style:style style:name="gr12" style:family="graphic" style:parent-style-name="standard">
      <style:graphic-properties draw:fill-color="#41190d" draw:textarea-horizontal-align="justify" draw:textarea-vertical-align="middle" draw:auto-grow-height="false" fo:min-height="1.655cm" fo:min-width="2.421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98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P1" style:family="paragraph">
      <loext:graphic-properties draw:fill-color="#f7d1d5"/>
      <style:paragraph-properties fo:text-align="center"/>
    </style:style>
    <style:style style:name="P2" style:family="paragraph">
      <style:paragraph-properties fo:text-align="center"/>
      <style:text-properties fo:color="#f6f9d4"/>
    </style:style>
    <style:style style:name="P3" style:family="paragraph">
      <loext:graphic-properties draw:fill-color="#2a6099"/>
      <style:paragraph-properties fo:text-align="center"/>
      <style:text-properties fo:color="#f6f9d4"/>
    </style:style>
    <style:style style:name="P4" style:family="paragraph">
      <style:paragraph-properties fo:text-align="center"/>
    </style:style>
    <style:style style:name="P5" style:family="paragraph">
      <loext:graphic-properties draw:fill-color="#383d3c"/>
      <style:paragraph-properties fo:text-align="center"/>
    </style:style>
    <style:style style:name="P6" style:family="paragraph">
      <loext:graphic-properties draw:fill-color="#bbe33d"/>
      <style:paragraph-properties fo:text-align="center"/>
    </style:style>
    <style:style style:name="P7" style:family="paragraph">
      <loext:graphic-properties draw:fill-color="#861141"/>
      <style:paragraph-properties fo:text-align="center"/>
    </style:style>
    <style:style style:name="P8" style:family="paragraph">
      <loext:graphic-properties draw:fill-color="#ff3838"/>
      <style:paragraph-properties fo:text-align="center"/>
    </style:style>
    <style:style style:name="P9" style:family="paragraph">
      <loext:graphic-properties draw:fill-color="#ffff00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ff3838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41190d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text-properties fo:color="#362413" fo:font-size="24pt"/>
    </style:style>
    <style:style style:name="P14" style:family="paragraph">
      <loext:graphic-properties draw:fill="none" draw:fill-color="#ffffff"/>
      <style:text-properties fo:color="#362413" fo:font-size="24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6f9d4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18.034cm" svg:x="1.635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28cm" svg:height="4.318cm" svg:x="4.683cm" svg:y="5.318cm">
          <text:p text:style-name="P2"><text:span text:style-name="T1">RISC V Core</text:span></text:p>
          <text:p text:style-name="P2"><text:span text:style-name="T1">(Syntacore/scr1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875cm" svg:height="2.413cm" svg:x="3.54cm" svg:y="12.176cm">
          <text:p text:style-name="P4">WishBone Interconnec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62cm" svg:height="2.413cm" svg:x="6.334cm" svg:y="9.7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0.762cm" svg:height="2.413cm" svg:x="10.017cm" svg:y="9.6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4" draw:layer="layout" svg:width="0.762cm" svg:height="9.017cm" svg:x="15.732cm" svg:y="2.90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4.064cm" svg:height="1.905cm" svg:x="3.159cm" svg:y="16.24cm">
          <text:p text:style-name="P4">SPI Master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064cm" svg:height="1.905cm" svg:x="7.985cm" svg:y="16.24cm">
          <text:p text:style-name="P4">SDRAM </text:p>
          <text:p text:style-name="P4">CTRL (8bit)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921cm" svg:height="1.905cm" svg:x="13.065cm" svg:y="16.24cm">
          <text:p text:style-name="P4">UART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08cm" svg:height="1.651cm" svg:x="4.937cm" svg:y="14.589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4" draw:layer="layout" svg:width="0.508cm" svg:height="1.651cm" svg:x="9.636cm" svg:y="14.589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4" draw:layer="layout" svg:width="0.508cm" svg:height="1.651cm" svg:x="14.208cm" svg:y="14.589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9" draw:layer="layout" svg:width="1.016cm" svg:height="0.381cm" svg:x="4.683cm" svg:y="14.208cm">
          <text:p text:style-name="P4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016cm" svg:height="0.381cm" svg:x="9.409cm" svg:y="14.208cm">
          <text:p text:style-name="P4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016cm" svg:height="0.381cm" svg:x="13.908cm" svg:y="14.208cm">
          <text:p text:style-name="P4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016cm" svg:height="0.381cm" svg:x="17.272cm" svg:y="14.208cm">
          <text:p text:style-name="P4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016cm" svg:height="0.381cm" svg:x="6.207cm" svg:y="12.157cm">
          <text:p text:style-name="P4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016cm" svg:height="0.381cm" svg:x="9.89cm" svg:y="12.257cm">
          <text:p text:style-name="P4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016cm" svg:height="0.381cm" svg:x="15.605cm" svg:y="12.157cm">
          <text:p text:style-name="P4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921cm" svg:height="1.905cm" svg:x="16.621cm" svg:y="16.24cm">
          <text:p text:style-name="P4">Global </text:p>
          <text:p text:style-name="P4">Reg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08cm" svg:height="1.651cm" svg:x="17.637cm" svg:y="14.589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4" draw:layer="layout" svg:width="0.508cm" svg:height="2.794cm" svg:x="4.81cm" svg:y="18.145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4" draw:layer="layout" svg:width="0.508cm" svg:height="2.794cm" svg:x="9.89cm" svg:y="18.145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4" draw:layer="layout" svg:width="0.508cm" svg:height="2.794cm" svg:x="14.335cm" svg:y="18.145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2" draw:layer="layout" svg:width="2.161cm" svg:height="0.962cm" svg:x="4.048cm" svg:y="10.525cm">
          <draw:text-box>
            <text:p>IMEM</text:p>
          </draw:text-box>
        </draw:frame>
        <draw:frame draw:style-name="gr14" draw:text-style-name="P14" draw:layer="layout" svg:width="4.888cm" svg:height="1.195cm" svg:x="2.289cm" svg:y="3.286cm">
          <draw:text-box>
            <text:p text:style-name="P13">YiFive SOC</text:p>
          </draw:text-box>
        </draw:frame>
        <draw:frame draw:style-name="gr15" draw:text-style-name="P12" draw:layer="layout" svg:width="2.54cm" svg:height="0.962cm" svg:x="7.858cm" svg:y="10.525cm">
          <draw:text-box>
            <text:p>DMEM</text:p>
          </draw:text-box>
        </draw:frame>
        <draw:frame draw:style-name="gr14" draw:text-style-name="P15" draw:layer="layout" svg:width="4.841cm" svg:height="0.725cm" svg:x="14.335cm" svg:y="2.18cm">
          <draw:text-box>
            <text:p><text:span text:style-name="T3">Carvel Mngt WishBone</text:span></text:p>
          </draw:text-box>
        </draw:frame>
        <draw:frame draw:style-name="gr14" draw:text-style-name="P12" draw:layer="layout" svg:width="2.022cm" svg:height="0.962cm" svg:x="4.058cm" svg:y="21.12cm">
          <draw:text-box>
            <text:p>QSPI</text:p>
          </draw:text-box>
        </draw:frame>
        <draw:frame draw:style-name="gr14" draw:text-style-name="P12" draw:layer="layout" svg:width="3.99cm" svg:height="0.962cm" svg:x="8.186cm" svg:y="21.193cm">
          <draw:text-box>
            <text:p>8bit SDRAM</text:p>
          </draw:text-box>
        </draw:frame>
        <draw:frame draw:style-name="gr14" draw:text-style-name="P12" draw:layer="layout" svg:width="2.221cm" svg:height="0.962cm" svg:x="13.456cm" svg:y="21.066cm">
          <draw:text-box>
            <text:p>UAR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horndale" svg:font-family="Thorndale" style:font-family-generic="roman"/>
    <style:font-face style:name="Lohit Kannada" svg:font-family="'Lohit Kannada'" style:font-pitch="variable"/>
    <style:font-face style:name="MS Gothic" svg:font-family="'MS Gothic'" style:font-pitch="variable"/>
    <style:font-face style:name="Phetsarath OT" svg:font-family="'Phetsarath OT'" style:font-pitch="variable"/>
    <style:font-face style:name="Tahoma" svg:font-family="Tahoma" style:font-pitch="variable"/>
    <style:font-face style:name="Yrsa SemiBold" svg:font-family="'Yrsa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14:40:10.568360025</meta:creation-date>
    <dc:date>2021-06-13T15:08:26.650572834</dc:date>
    <meta:editing-duration>PT7M35S</meta:editing-duration>
    <meta:editing-cycles>1</meta:editing-cycles>
    <meta:generator>LibreOffice/6.4.7.2$Linux_X86_64 LibreOffice_project/40$Build-2</meta:generator>
    <meta:document-statistic meta:object-count="31"/>
  </office:meta>
</office:document-meta>
</file>